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libri" svg:font-family="Calibri, sans-serif"/>
    <style:font-face style:name="Lohit Devanagari1" svg:font-family="'Lohit Devanagari'"/>
    <style:font-face style:name="Segoe UI" svg:font-family="'Segoe UI', system-ui, 'Apple Color Emoji', 'Segoe UI Emoji',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list-style-name="L2">
      <style:paragraph-properties fo:margin-top="0in" fo:margin-bottom="0in" loext:contextual-spacing="false" fo:line-height="107%" fo:orphans="2" fo:widows="2"/>
      <style:text-properties fo:font-variant="normal" fo:text-transform="none" style:font-name="Arial" fo:font-size="10pt" fo:letter-spacing="normal" fo:font-style="normal" fo:font-weight="normal" style:font-size-asian="10pt" style:font-size-complex="10pt"/>
    </style:style>
    <style:style style:name="P2" style:family="paragraph" style:parent-style-name="Text_20_body" style:list-style-name="L17">
      <style:paragraph-properties fo:margin-top="0in" fo:margin-bottom="0in" loext:contextual-spacing="false" fo:line-height="107%" fo:orphans="2" fo:widows="2"/>
      <style:text-properties fo:font-variant="normal" fo:text-transform="none" style:font-name="Arial" fo:font-size="10pt" fo:letter-spacing="normal" fo:font-style="normal" fo:font-weight="normal" style:font-size-asian="10pt" style:font-size-complex="10pt"/>
    </style:style>
    <style:style style:name="P3" style:family="paragraph" style:parent-style-name="Text_20_body" style:list-style-name="L7">
      <style:paragraph-properties fo:margin-top="0in" fo:margin-bottom="0in" loext:contextual-spacing="false" fo:orphans="2" fo:widows="2"/>
      <style:text-properties fo:font-variant="normal" fo:text-transform="none" style:font-name="Arial" fo:font-size="10pt" fo:letter-spacing="normal" fo:font-style="normal" fo:font-weight="normal" style:font-size-asian="10pt" style:font-size-complex="10pt"/>
    </style:style>
    <style:style style:name="P4" style:family="paragraph" style:parent-style-name="Text_20_body" style:list-style-name="L12">
      <style:paragraph-properties fo:margin-top="0in" fo:margin-bottom="0in" loext:contextual-spacing="false" fo:orphans="2" fo:widows="2"/>
      <style:text-properties fo:font-variant="normal" fo:text-transform="none" style:font-name="Arial" fo:font-size="10pt" fo:letter-spacing="normal" fo:font-style="normal" fo:font-weight="normal" style:font-size-asian="10pt" style:font-size-complex="10pt"/>
    </style:style>
    <style:style style:name="P5" style:family="paragraph" style:parent-style-name="Text_20_body" style:list-style-name="L13">
      <style:paragraph-properties fo:margin-top="0in" fo:margin-bottom="0in" loext:contextual-spacing="false" fo:orphans="2" fo:widows="2"/>
      <style:text-properties fo:font-variant="normal" fo:text-transform="none" style:font-name="Arial" fo:font-size="10pt" fo:letter-spacing="normal" fo:font-style="normal" fo:font-weight="normal" style:font-size-asian="10pt" style:font-size-complex="10pt"/>
    </style:style>
    <style:style style:name="P6" style:family="paragraph" style:parent-style-name="Text_20_body" style:list-style-name="L20">
      <style:paragraph-properties fo:margin-top="0in" fo:margin-bottom="0in" loext:contextual-spacing="false" fo:orphans="2" fo:widows="2"/>
      <style:text-properties fo:font-variant="normal" fo:text-transform="none" style:font-name="Arial" fo:font-size="10pt" fo:letter-spacing="normal" fo:font-style="normal" fo:font-weight="normal" style:font-size-asian="10pt" style:font-size-complex="10pt"/>
    </style:style>
    <style:style style:name="P7" style:family="paragraph" style:parent-style-name="Text_20_body" style:list-style-name="L21">
      <style:paragraph-properties fo:margin-top="0in" fo:margin-bottom="0in" loext:contextual-spacing="false" fo:orphans="2" fo:widows="2"/>
      <style:text-properties fo:font-variant="normal" fo:text-transform="none" style:font-name="Arial" fo:font-size="10pt" fo:letter-spacing="normal" fo:font-style="normal" fo:font-weight="normal" style:font-size-asian="10pt" style:font-size-complex="10pt"/>
    </style:style>
    <style:style style:name="P8" style:family="paragraph" style:parent-style-name="Text_20_body" style:list-style-name="L22">
      <style:paragraph-properties fo:margin-top="0in" fo:margin-bottom="0in" loext:contextual-spacing="false" fo:orphans="2" fo:widows="2"/>
      <style:text-properties fo:font-variant="normal" fo:text-transform="none" style:font-name="Arial" fo:font-size="10pt" fo:letter-spacing="normal" fo:font-style="normal" fo:font-weight="normal" style:font-size-asian="10pt" style:font-size-complex="10pt"/>
    </style:style>
    <style:style style:name="P9" style:family="paragraph" style:parent-style-name="Text_20_body" style:list-style-name="L5">
      <style:paragraph-properties fo:margin-top="0in" fo:margin-bottom="0in" loext:contextual-spacing="false" fo:orphans="2" fo:widows="2"/>
      <style:text-properties style:font-name="Arial" fo:font-size="10pt" officeooo:paragraph-rsid="000e85bf" style:font-size-asian="10pt" style:font-size-complex="10pt"/>
    </style:style>
    <style:style style:name="P10" style:family="paragraph" style:parent-style-name="Text_20_body" style:list-style-name="L8">
      <style:paragraph-properties fo:margin-top="0in" fo:margin-bottom="0in" loext:contextual-spacing="false" fo:orphans="2" fo:widows="2"/>
      <style:text-properties style:font-name="Arial" fo:font-size="10pt" officeooo:paragraph-rsid="000e85bf" style:font-size-asian="10pt" style:font-size-complex="10pt"/>
    </style:style>
    <style:style style:name="P11" style:family="paragraph" style:parent-style-name="Text_20_body" style:list-style-name="L10">
      <style:paragraph-properties fo:margin-top="0in" fo:margin-bottom="0in" loext:contextual-spacing="false" fo:orphans="2" fo:widows="2"/>
      <style:text-properties style:font-name="Arial" fo:font-size="10pt" officeooo:paragraph-rsid="000e85bf" style:font-size-asian="10pt" style:font-size-complex="10pt"/>
    </style:style>
    <style:style style:name="P12" style:family="paragraph" style:parent-style-name="Text_20_body" style:list-style-name="L14">
      <style:paragraph-properties fo:margin-top="0in" fo:margin-bottom="0in" loext:contextual-spacing="false" fo:orphans="2" fo:widows="2"/>
      <style:text-properties style:font-name="Arial" fo:font-size="10pt" officeooo:paragraph-rsid="000e85bf" style:font-size-asian="10pt" style:font-size-complex="10pt"/>
    </style:style>
    <style:style style:name="P13" style:family="paragraph" style:parent-style-name="Text_20_body" style:list-style-name="L1">
      <style:paragraph-properties fo:margin-left="0in" fo:margin-right="0in" fo:margin-top="0in" fo:margin-bottom="0in" loext:contextual-spacing="false" fo:line-height="107%" fo:orphans="2" fo:widows="2" fo:text-indent="0in" style:auto-text-indent="false"/>
      <style:text-properties fo:font-variant="normal" fo:text-transform="none" style:font-name="Arial" fo:font-size="10pt" fo:letter-spacing="normal" fo:font-style="normal" fo:font-weight="normal" style:font-size-asian="10pt" style:font-size-complex="10pt"/>
    </style:style>
    <style:style style:name="P14" style:family="paragraph" style:parent-style-name="Text_20_body" style:list-style-name="L18">
      <style:paragraph-properties fo:margin-top="0in" fo:margin-bottom="0.1146in" loext:contextual-spacing="false" fo:line-height="107%" fo:orphans="2" fo:widows="2"/>
      <style:text-properties style:font-name="Arial" fo:font-size="10pt" officeooo:paragraph-rsid="000e85bf" style:font-size-asian="10pt" style:font-size-complex="10pt"/>
    </style:style>
    <style:style style:name="P15" style:family="paragraph" style:parent-style-name="Text_20_body" style:list-style-name="L3">
      <style:paragraph-properties fo:margin-top="0in" fo:margin-bottom="0.1146in" loext:contextual-spacing="false" fo:line-height="107%" fo:orphans="2" fo:widows="2"/>
      <style:text-properties style:font-name="Arial" fo:font-size="10pt" officeooo:paragraph-rsid="000fa1a8" style:font-size-asian="10pt" style:font-size-complex="10pt"/>
    </style:style>
    <style:style style:name="P16" style:family="paragraph" style:parent-style-name="List_20_Contents">
      <style:paragraph-properties fo:margin-top="0in" fo:margin-bottom="0.1965in" loext:contextual-spacing="false"/>
    </style:style>
    <style:style style:name="P17" style:family="paragraph" style:parent-style-name="List_20_Contents">
      <style:paragraph-properties fo:margin-top="0in" fo:margin-bottom="0.1965in" loext:contextual-spacing="false" fo:orphans="2" fo:widows="2"/>
      <style:text-properties style:font-name="Arial" fo:font-size="10pt" style:font-size-asian="10pt" style:font-size-complex="10pt"/>
    </style:style>
    <style:style style:name="T1" style:family="text">
      <style:text-properties officeooo:rsid="000e85bf"/>
    </style:style>
    <style:style style:name="T2" style:family="text">
      <style:text-properties style:font-name="Calibri1" fo:font-size="12pt"/>
    </style:style>
    <style:style style:name="T3" style:family="text">
      <style:text-properties fo:font-size="12pt"/>
    </style:style>
    <style:style style:name="T4" style:family="text">
      <style:text-properties style:font-name="Calibri" fo:font-size="11pt"/>
    </style:style>
    <style:style style:name="T5" style:family="text">
      <style:text-properties fo:font-size="11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0e85bf"/>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74868353" text:style-name="L1">
        <text:list-item>
          <text:p text:style-name="P13">Are the results of this study species specific? In other words, was negative priming observed because the specific fungal species observed did not invest algal-derived C into new decomposition enzymes and hyphae or is this an expected result regardless of the decomposing fungal species present? </text:p>
        </text:list-item>
      </text:list>
      <text:list xml:id="list580348299" text:style-name="L2">
        <text:list-item>
          <text:p text:style-name="P1">How did you become interested in this subject that led to the development of this experiment? It seems a rather niche and unique topic with limited application, so how did this relate to your previous work? </text:p>
        </text:list-item>
      </text:list>
      <text:list xml:id="list3511108643" text:style-name="L3">
        <text:list-item>
          <text:p text:style-name="P15"><text:span text:style-name="T6">I</text:span><text:span text:style-name="T7">n</text:span><text:span text:style-name="T6"> your discussion, based on your finding, you indicate that algal addition of liable C has a stronger effect on stimulating fungi than light did. But isn’t light important for liable C production by algae, and so, does that mean that indirectly, light played as big of a role? If not, why?</text:span></text:p>
        </text:list-item>
        <text:list-item>
          <text:p text:style-name="P15"><text:span text:style-name="T6">In your research, there's so many areas of study that a researcher would have to be knowledgeable about - mycology, ecology, chemistry, microbiology are a few I noted from the paper. How can an undergraduate prepare to do research later in their career and knowledgeable in so many fields in order to conduct research like yours? </text:span></text:p>
        </text:list-item>
      </text:list>
      <text:list xml:id="list2833675168" text:style-name="L5">
        <text:list-item>
          <text:p text:style-name="P9"><text:span text:style-name="T6">Do we find different results in different aquatic environments? Does the type of aquatic environment change the relationship between negative priming in periphytic algae and fungi?</text:span></text:p>
        </text:list-item>
        <text:list-item>
          <text:p text:style-name="P9"><text:span text:style-name="T6">Can you briefly describe the difference between recalcitrant and labile carbon sources, as well as if either source is more highly favored?</text:span></text:p>
        </text:list-item>
        <text:list-item>
          <text:p text:style-name="P9"><text:span text:style-name="T6">When you are referring to negative/positive priming, what aspect of the fungus are we quantifying as to being either a positive interaction or a negative? Can you please further describe which sets of criteria you have assessed as being the most significant for analyzing?</text:span></text:p>
        </text:list-item>
        <text:list-item>
          <text:p text:style-name="P9"><text:span text:style-name="T6">Is priming almost thought of as a kind of hereditary trait that evolved over time allowing algae to potentially selectively control the rate in which any of its accompanying fungi might decompose the substrate in which they both share?</text:span></text:p>
        </text:list-item>
        <text:list-item>
          <text:p text:style-name="P9"><text:span text:style-name="T6">where did you get the idea for this experiment?</text:span></text:p>
        </text:list-item>
        <text:list-item>
          <text:p text:style-name="P9"><text:span text:style-name="T7">H</text:span><text:span text:style-name="T6">ow have your results influenced future experiments?</text:span></text:p>
        </text:list-item>
        <text:list-item>
          <text:p text:style-name="P9"><text:span text:style-name="T6">you talked about using tracers to monitor fungal production. In hindsight is there a better way to do this?</text:span><text:span text:style-name="T7"> </text:span><text:span text:style-name="T6">ex. mass, co2 production e</text:span><text:span text:style-name="T7">tc</text:span><text:span text:style-name="T6">.</text:span><text:span text:style-name="T7">?</text:span></text:p>
        </text:list-item>
        <text:list-item>
          <text:p text:style-name="P9"><text:span text:style-name="T6">In your paper you mentioned that light stimulated long-term fungal but not bacterial production rates. Later on you mentioned that, “In contrast to fungi, bacterial abundance increased with light exposure, but bacterial production rates did not respond to algae in the long- or the short-term”. Can you help me understand how these two statements are not contradictory? </text:span></text:p>
        </text:list-item>
        <text:list-item>
          <text:p text:style-name="P9"><text:span text:style-name="T6">In your paper you mentioned that UV photolysis should also increase long-term litter breakdown rates, but that you observed the opposite effect in light vs. dark comparisons of decomposition. It seemed to me that this came as a surprise. Why in your experiment did UV photolysis decrease long-term litter break down compared to others experiment?</text:span></text:p>
        </text:list-item>
        <text:list-item>
          <text:p text:style-name="P9"><text:span text:style-name="T6">How did you get into studying algae and leaf litter decomposition? Have you always been fascinated by these topics or how did you get into your specialized field?</text:span></text:p>
        </text:list-item>
        <text:list-item>
          <text:p text:style-name="P9"><text:span text:style-name="T6">With all the different variables that you were faced with when designing the experiment, how did you figure out what parts would be the most helpful and what you could more or less push to the side? </text:span></text:p>
        </text:list-item>
      </text:list>
      <text:list xml:id="list2050087295" text:style-name="L7">
        <text:list-item>
          <text:p text:style-name="P3">In the paper you talked about estimating the bacterial production rates using incorporation of [3H]-leucine into bacterial protein, how could you explain that in simple terms of what was happening because there is a lot going on there but it sounds super interesting? </text:p>
        </text:list-item>
      </text:list>
      <text:list xml:id="list3139209810" text:style-name="L8">
        <text:list-item>
          <text:p text:style-name="P10"><text:span text:style-name="T6">I know it isnt a super scientific question but why did you choose days, 0, 2, 6, 10, 20, 31 and 43 to collect samples? Is there something significant about those specific days? </text:span></text:p>
        </text:list-item>
        <text:list-item>
          <text:p text:style-name="P10"><text:span text:style-name="T6">You explain that algae are stimulating the fungi and growing faster, but the rate of decomposition is reduced. To explain this, you talked about a theory called preferential substrate use. How do you know that preferential substrate use was the theory that explains this, and what did you do to find this out? </text:span></text:p>
        </text:list-item>
      </text:list>
      <text:list xml:id="list1264778654" text:style-name="L10">
        <text:list-item>
          <text:p text:style-name="P11"><text:span text:style-name="T6">You mentioned there is research that is being carried out that takes into consideration the role of temperature in influencing the priming effect. What do you predict those will results will entail, and how do you think temperature would effect it like that?</text:span></text:p>
        </text:list-item>
        <text:list-item>
          <text:p text:style-name="P11"><text:span text:style-name="T6">Since algae will choose the easier carbon sources, does this leave a niche filled by specialized organisms that only breakdown leaf litter? Or would there not be enough competition to require </text:span><text:soft-page-break/><text:span text:style-name="T6">specialization since, given no other options, the algae will still breakdown the leaf litter? If specialized organisms do exist, would they have an easier time breaking down leaf litter than "normal" algae?</text:span></text:p>
        </text:list-item>
        <text:list-item>
          <text:p text:style-name="P11"><text:span text:style-name="T6">Early on in the paper, you mention that priming is understudied in aquatic systems. I found this surprising as my understanding is that the majority of the carbon cycle is taking place in aquatic ecosystems and I would think that it would be equally if not more researched than terrestrial systems. Why is there a lack of research happening in aquatic systems? Did you find the lack of background research to limit your own research?</text:span></text:p>
        </text:list-item>
        <text:list-item>
          <text:p text:style-name="P11"><text:span text:style-name="T6">What was the most challenging thing that you faced when conducting this study? How did you overcome this? </text:span></text:p>
        </text:list-item>
      </text:list>
      <text:list xml:id="list1534791783" text:style-name="L12">
        <text:list-item>
          <text:p text:style-name="P4">What were the indications that the patterns of slow vs. fast decomposition patterns show no indication that substrate recalcitrance may not arbitrate priming strength? </text:p>
        </text:list-item>
      </text:list>
      <text:list xml:id="list501044071" text:style-name="L13">
        <text:list-item>
          <text:p text:style-name="P5">Where are you planning to take your research next? </text:p>
        </text:list-item>
      </text:list>
      <text:list xml:id="list1087023516" text:style-name="L14">
        <text:list-item>
          <text:p text:style-name="P12"><text:span text:style-name="T6">Can you explain how production rates are estimated by the use of leucine or ergosterol? </text:span></text:p>
        </text:list-item>
        <text:list-item>
          <text:p text:style-name="P12"><text:span text:style-name="T6">Is carbon lability simply the ability to breakdown carbon? So more labile carbon sources are easier to break down and recalcitrant carbon is hard to break down? </text:span></text:p>
        </text:list-item>
        <text:list-item>
          <text:p text:style-name="P12"><text:span text:style-name="T7">T</text:span><text:span text:style-name="T6">he paper mentions that “given that fungal growth was not invested in biomass, production was likely channeled to an alternate pathway – plausibly spore production.” Are there other pathways that the fungi could utilize the carbon for? If so, are these pathways measurable? </text:span></text:p>
        </text:list-item>
        <text:list-item>
          <text:p text:style-name="P12"><text:span text:style-name="T6">How exactly does light increase carbon lability? Are only some recalcitrant carbon compounds able to be degraded this way? </text:span></text:p>
        </text:list-item>
        <text:list-item>
          <text:p text:style-name="P12"><text:span text:style-name="T6">What do you think some of the negative side effects would be of speeding up the litter fungal, bacterial biomass, and the production rates in respects to the surrounding habitat? </text:span></text:p>
        </text:list-item>
      </text:list>
      <text:list xml:id="list3610750941" text:style-name="L17">
        <text:list-item>
          <text:p text:style-name="P2">Alga stimulates fungal growth but decouple the activity of decomposing leaves, can you explain why the decomposition of leaf litter occur in the dark faster than in the light? </text:p>
        </text:list-item>
      </text:list>
      <text:list xml:id="list3074418702" text:style-name="L18">
        <text:list-item>
          <text:p text:style-name="P14"><text:span text:style-name="T6">Can this new finding be used on a larger scale to help agricultural stimulation? (Providing natural processes in order to add more nitrogen or carbon dioxide into the soil or atmosphere)</text:span></text:p>
        </text:list-item>
        <text:list-item>
          <text:p text:style-name="P14"><text:span text:style-name="T6">What got you interested in doing this research, were there any discoveries you made in previous research that led you to this specific subject? </text:span></text:p>
        </text:list-item>
      </text:list>
      <text:list xml:id="list1308145290" text:style-name="L20">
        <text:list-item>
          <text:p text:style-name="P6">In the paper you mentioned that additional tests of priming are needed. How more testing is needed to get more concrete information and how did the lack of affect your studies? </text:p>
        </text:list-item>
      </text:list>
      <text:list xml:id="list365302494" text:style-name="L21">
        <text:list-item>
          <text:p text:style-name="P7">Why were poplar and oak litter used and do you think that using different kinds of leaf litter may change the research done in any way? </text:p>
        </text:list-item>
      </text:list>
      <text:list xml:id="list1522265001" text:style-name="L22">
        <text:list-item>
          <text:p text:style-name="P8">What was the most interesting part of the study for you and why?</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libri" svg:font-family="Calibri, sans-serif"/>
    <style:font-face style:name="Lohit Devanagari1" svg:font-family="'Lohit Devanagari'"/>
    <style:font-face style:name="Segoe UI" svg:font-family="'Segoe UI', system-ui, 'Apple Color Emoji', 'Segoe UI Emoji',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 Zahn</meta:initial-creator>
    <meta:creation-date>2020-11-10T11:26:06.938498918</meta:creation-date>
    <dc:date>2020-11-10T11:39:38.254878095</dc:date>
    <dc:creator>Geoff Zahn</dc:creator>
    <meta:editing-duration>PT12M50S</meta:editing-duration>
    <meta:editing-cycles>2</meta:editing-cycles>
    <meta:generator>LibreOffice/6.0.7.3$Linux_X86_64 LibreOffice_project/00m0$Build-3</meta:generator>
    <meta:document-statistic meta:table-count="0" meta:image-count="0" meta:object-count="0" meta:page-count="2" meta:paragraph-count="35" meta:word-count="1220" meta:character-count="7175" meta:non-whitespace-character-count="6004"/>
  </office:meta>
</office:document-meta>
</file>